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</text:p>
      <text:section text:style-name="Sect1" text:name="yiv3832627962">
        <text:p text:style-name="Standard"/>
        <text:section text:style-name="Sect1" text:name="yui_3_16_0_1_1445372427356_7057">
          <text:p text:style-name="Standard"/>
          <text:section text:style-name="Sect2" text:name="yui_3_16_0_1_1445372427356_7056">
            <text:p text:style-name="Standard"/>
            <text:section text:style-name="Sect1" text:name="yui_3_16_0_1_1445372427356_7055">
              <text:p text:style-name="Standard"><text:line-break/></text:p>
            </text:section>
            <text:section text:style-name="Sect1" text:name="yui_3_16_0_1_1445372427356_8213">
              <text:p text:style-name="Standard">J'ajouterai aux informations transmises pas Mme Billebault des éléments concernant les contraintes matérielles.</text:p>
            </text:section>
            <text:section text:style-name="Sect1" text:name="yui_3_16_0_1_1445372427356_8214">
              <text:p text:style-name="Standard"><text:line-break/></text:p>
            </text:section>
            <text:section text:style-name="Sect1" text:name="yui_3_16_0_1_1445372427356_7806">
              <text:list xml:id="list6682087200436773632" text:style-name="L1">
                <text:list-item>
                  <text:p text:style-name="P2"><text:bookmark text:name="yui_3_16_0_1_1445372427356_7805"/><text:bookmark text:name="yui_3_16_0_1_1445372427356_8215"/>Pour les transports quand les enfants sont scolarisés dans l'école de leur village, nous estimons le temps de transport à 30 Minutes</text:p>
                </text:list-item>
                <text:list-item>
                  <text:p text:style-name="P2"><text:bookmark text:name="yui_3_16_0_1_1445372427356_8279"/>Pour les transports quand les enfants sont scolarisés hors institution à l'école primaire de Trouy, au collège Jean Renoir, nous estimons le temps de transport à 15 Minutes</text:p>
                </text:list-item>
                <text:list-item>
                  <text:p text:style-name="P2"><text:bookmark text:name="yui_3_16_0_1_1445372427356_8278"/>Pour les transports quand les enfants sont scolarisés hors institution au lycée Jacques Coeur nous estimons le temps de transport à 30 Minutes</text:p>
                </text:list-item>
                <text:list-item>
                  <text:p text:style-name="P2"><text:bookmark text:name="yui_3_16_0_1_1445372427356_7804"/>Pour les transports au CREPS nous estimons le temps de transport à 30 Minutes</text:p>
                </text:list-item>
                <text:list-item>
                  <text:p text:style-name="P1"><text:bookmark text:name="yui_3_16_0_1_1445372427356_8277"/>Pour les transports à l'ESAT nous estimons le temps de transport à 30 Minutes</text:p>
                </text:list-item>
              </text:list>
            </text:section>
            <text:p text:style-name="Standard">Bonne réception.</text:p>
            <text:section text:style-name="Sect1" text:name="yui_3_16_0_1_1445372427356_8244">
              <text:p text:style-name="Standard">N'hésitez pas si besoin à nous solliciter.</text:p>
            </text:section>
            <text:section text:style-name="Sect1" text:name="yui_3_16_0_1_1445372427356_8243">
              <text:p text:style-name="Standard"><text:line-break/></text:p>
            </text:section>
            <text:section text:style-name="Sect1" text:name="yui_3_16_0_1_1445372427356_7803">
              <text:p text:style-name="Standard">Bien cordialement</text:p>
            </text:section>
          </text:section>
        </text:section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e Mion</meta:initial-creator>
    <meta:creation-date>2015-10-23T08:42:41.151368393</meta:creation-date>
    <dc:date>2015-10-23T08:43:03.063740158</dc:date>
    <dc:creator>Marie Mion</dc:creator>
    <meta:editing-duration>PT22S</meta:editing-duration>
    <meta:editing-cycles>1</meta:editing-cycles>
    <meta:document-statistic meta:table-count="0" meta:image-count="0" meta:object-count="0" meta:page-count="1" meta:paragraph-count="13" meta:word-count="131" meta:character-count="801" meta:non-whitespace-character-count="682"/>
    <meta:generator>LibreOffice/4.3.3.2$Linux_X86_64 LibreOffice_project/430m0$Build-2</meta:generator>
  </office:meta>
</office:document-meta>
</file>